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99ff66"/>
      <style:text-properties fo:color="#000000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66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ADC B</text:p>
          </table:table-cell>
          <table:table-cell/>
          <table:table-cell table:style-name="ce3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9"/>
          <table:table-cell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44000" calcext:value-type="string">
            <text:p>000440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278528" calcext:value-type="float">
            <text:p>278528</text:p>
          </table:table-cell>
          <table:table-cell table:style-name="ce9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2];8)" office:value-type="string" office:string-value="00001000" calcext:value-type="string">
            <text:p>00001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48000" calcext:value-type="string">
            <text:p>0004800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94912" calcext:value-type="float">
            <text:p>294912</text:p>
          </table:table-cell>
          <table:table-cell table:style-name="ce9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5];8)" office:value-type="string" office:string-value="00010100" calcext:value-type="string">
            <text:p>000101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65792" calcext:value-type="float">
            <text:p>65792</text:p>
          </table:table-cell>
          <table:table-cell table:style-name="ce9"/>
          <table:table-cell table:number-columns-repeated="14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80000000" calcext:value-type="string">
            <text:p>800000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7];8)" office:value-type="string" office:string-value="00040080" calcext:value-type="string">
            <text:p>0004008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262272" calcext:value-type="float">
            <text:p>26227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8];8)" office:value-type="string" office:string-value="00001000" calcext:value-type="string">
            <text:p>00001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9];8)" office:value-type="string" office:string-value="80000000" calcext:value-type="string">
            <text:p>80000000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30];8)" office:value-type="string" office:string-value="00040200" calcext:value-type="string">
            <text:p>000402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62656" calcext:value-type="float">
            <text:p>262656</text:p>
          </table:table-cell>
          <table:table-cell table:style-name="ce9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1];8)" office:value-type="string" office:string-value="00001000" calcext:value-type="string">
            <text:p>00001000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33];8)" office:value-type="string" office:string-value="000000D8" calcext:value-type="string">
            <text:p>000000D8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4];8)" office:value-type="string" office:string-value="80000000" calcext:value-type="string">
            <text:p>800000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5];8)" office:value-type="string" office:string-value="000000D9" calcext:value-type="string">
            <text:p>000000D9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8];8)" office:value-type="string" office:string-value="00200100" calcext:value-type="string">
            <text:p>0020010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2097408" calcext:value-type="float">
            <text:p>2097408</text:p>
          </table:table-cell>
          <table:table-cell table:number-columns-repeated="8"/>
          <table:table-cell table:style-name="ce9"/>
          <table:table-cell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number-columns-repeated="8"/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41];8)" office:value-type="string" office:string-value="00044000" calcext:value-type="string">
            <text:p>00044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278528" calcext:value-type="float">
            <text:p>278528</text:p>
          </table:table-cell>
          <table:table-cell table:number-columns-repeated="8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42];8)" office:value-type="string" office:string-value="00100080" calcext:value-type="string">
            <text:p>0010008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1048704" calcext:value-type="float">
            <text:p>1048704</text:p>
          </table:table-cell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3];8)" office:value-type="string" office:string-value="00001000" calcext:value-type="string">
            <text:p>00001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80000000" calcext:value-type="string">
            <text:p>80000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5];8)" office:value-type="string" office:string-value="40000000" calcext:value-type="string">
            <text:p>40000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1073741824" calcext:value-type="float">
            <text:p>10737418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6];8)" office:value-type="string" office:string-value="00000800" calcext:value-type="string">
            <text:p>000008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048" calcext:value-type="float">
            <text:p>2048</text:p>
          </table:table-cell>
          <table:table-cell table:number-columns-repeated="20"/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7];8)" office:value-type="string" office:string-value="80000000" calcext:value-type="string">
            <text:p>8000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8];8)" office:value-type="string" office:string-value="00044000" calcext:value-type="string">
            <text:p>00044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9];8)" office:value-type="string" office:string-value="00001000" calcext:value-type="string">
            <text:p>00001000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0];8)" office:value-type="string" office:string-value="00048000" calcext:value-type="string">
            <text:p>00048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51];8)" office:value-type="string" office:string-value="00080000" calcext:value-type="string">
            <text:p>00080000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2];8)" office:value-type="string" office:string-value="80000000" calcext:value-type="string">
            <text:p>80000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CA</text:p>
          </table:table-cell>
          <table:table-cell table:formula="of:=DEC2HEX([.F53];8)" office:value-type="string" office:string-value="20000000" calcext:value-type="string">
            <text:p>20000000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536870912" calcext:value-type="float">
            <text:p>53687091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2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54];8)" office:value-type="string" office:string-value="00044000" calcext:value-type="string">
            <text:p>00044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5];8)" office:value-type="string" office:string-value="00001000" calcext:value-type="string">
            <text:p>00001000</text:p>
          </table:table-cell>
          <table:table-cell table:formula="of:=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6];8)" office:value-type="string" office:string-value="00048000" calcext:value-type="string">
            <text:p>00048000</text:p>
          </table:table-cell>
          <table:table-cell table:formula="of:=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7];8)" office:value-type="string" office:string-value="00080000" calcext:value-type="string">
            <text:p>00080000</text:p>
          </table:table-cell>
          <table:table-cell table:formula="of:=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8];8)" office:value-type="string" office:string-value="80000000" calcext:value-type="string">
            <text:p>80000000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e1</text:p>
          </table:table-cell>
          <table:table-cell table:formula="of:=DEC2HEX([.F59];8)" office:value-type="string" office:string-value="10000000" calcext:value-type="string">
            <text:p>1000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268435456" calcext:value-type="float">
            <text:p>268435456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0];8)" office:value-type="string" office:string-value="00044000" calcext:value-type="string">
            <text:p>00044000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1];8)" office:value-type="string" office:string-value="00001000" calcext:value-type="string">
            <text:p>00001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2];8)" office:value-type="string" office:string-value="00048000" calcext:value-type="string">
            <text:p>00048000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3];8)" office:value-type="string" office:string-value="00080000" calcext:value-type="string">
            <text:p>00080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4];8)" office:value-type="string" office:string-value="80000000" calcext:value-type="string">
            <text:p>80000000</text:p>
          </table:table-cell>
          <table:table-cell table:formula="of:=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e7</text:p>
          </table:table-cell>
          <table:table-cell table:formula="of:=DEC2HEX([.F65];8)" office:value-type="string" office:string-value="08000000" calcext:value-type="string">
            <text:p>08000000</text:p>
          </table:table-cell>
          <table:table-cell table:formula="of:=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" office:value-type="float" office:value="134217728" calcext:value-type="float">
            <text:p>134217728</text:p>
          </table:table-cell>
          <table:table-cell table:number-columns-repeated="3"/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27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6];8)" office:value-type="string" office:string-value="00044000" calcext:value-type="string">
            <text:p>00044000</text:p>
          </table:table-cell>
          <table:table-cell table:formula="of:=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7];8)" office:value-type="string" office:string-value="00001000" calcext:value-type="string">
            <text:p>00001000</text:p>
          </table:table-cell>
          <table:table-cell table:formula="of:=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8];8)" office:value-type="string" office:string-value="00048000" calcext:value-type="string">
            <text:p>00048000</text:p>
          </table:table-cell>
          <table:table-cell table:formula="of:=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9];8)" office:value-type="string" office:string-value="00080000" calcext:value-type="string">
            <text:p>00080000</text:p>
          </table:table-cell>
          <table:table-cell table:formula="of:=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0];8)" office:value-type="string" office:string-value="80000000" calcext:value-type="string">
            <text:p>80000000</text:p>
          </table:table-cell>
          <table:table-cell table:formula="of:=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db</text:p>
          </table:table-cell>
          <table:table-cell table:formula="of:=DEC2HEX([.F71];8)" office:value-type="string" office:string-value="04000000" calcext:value-type="string">
            <text:p>04000000</text:p>
          </table:table-cell>
          <table:table-cell table:formula="of:=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" office:value-type="float" office:value="67108864" calcext:value-type="float">
            <text:p>67108864</text:p>
          </table:table-cell>
          <table:table-cell table:number-columns-repeated="3"/>
          <table:table-cell table:style-name="ce14"/>
          <table:table-cell table:style-name="ce2"/>
          <table:table-cell table:style-name="ce8" office:value-type="float" office:value="1" calcext:value-type="float">
            <text:p>1</text:p>
          </table:table-cell>
          <table:table-cell table:number-columns-repeated="26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72];8)" office:value-type="string" office:string-value="00044000" calcext:value-type="string">
            <text:p>00044000</text:p>
          </table:table-cell>
          <table:table-cell table:formula="of:=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3];8)" office:value-type="string" office:string-value="00001000" calcext:value-type="string">
            <text:p>00001000</text:p>
          </table:table-cell>
          <table:table-cell table:formula="of:=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4];8)" office:value-type="string" office:string-value="00048000" calcext:value-type="string">
            <text:p>00048000</text:p>
          </table:table-cell>
          <table:table-cell table:formula="of:=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5];8)" office:value-type="string" office:string-value="00080000" calcext:value-type="string">
            <text:p>00080000</text:p>
          </table:table-cell>
          <table:table-cell table:formula="of:=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6];8)" office:value-type="string" office:string-value="80000000" calcext:value-type="string">
            <text:p>80000000</text:p>
          </table:table-cell>
          <table:table-cell table:formula="of:=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77];8)" office:value-type="string" office:string-value="000000DC" calcext:value-type="string">
            <text:p>000000DC</text:p>
          </table:table-cell>
          <table:table-cell table:formula="of:=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" office:value-type="float" office:value="220" calcext:value-type="float">
            <text:p>220</text:p>
          </table:table-cell>
          <table:table-cell table:number-columns-repeated="23"/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8];8)" office:value-type="string" office:string-value="80000000" calcext:value-type="string">
            <text:p>80000000</text:p>
          </table:table-cell>
          <table:table-cell table:formula="of:=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79];8)" office:value-type="string" office:string-value="000000F8" calcext:value-type="string">
            <text:p>000000F8</text:p>
          </table:table-cell>
          <table:table-cell table:formula="of:=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" office:value-type="float" office:value="248" calcext:value-type="float">
            <text:p>248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0];8)" office:value-type="string" office:string-value="80000000" calcext:value-type="string">
            <text:p>80000000</text:p>
          </table:table-cell>
          <table:table-cell table:formula="of:=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81];8)" office:value-type="string" office:string-value="000000F9" calcext:value-type="string">
            <text:p>000000F9</text:p>
          </table:table-cell>
          <table:table-cell table:formula="of:=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" office:value-type="float" office:value="249" calcext:value-type="float">
            <text:p>249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2];8)" office:value-type="string" office:string-value="80000000" calcext:value-type="string">
            <text:p>80000000</text:p>
          </table:table-cell>
          <table:table-cell table:formula="of:=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83];8)" office:value-type="string" office:string-value="000000C8" calcext:value-type="string">
            <text:p>000000C8</text:p>
          </table:table-cell>
          <table:table-cell table:formula="of:=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" office:value-type="float" office:value="200" calcext:value-type="float">
            <text:p>200</text:p>
          </table:table-cell>
          <table:table-cell table:number-columns-repeated="24"/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4];8)" office:value-type="string" office:string-value="80000000" calcext:value-type="string">
            <text:p>80000000</text:p>
          </table:table-cell>
          <table:table-cell table:formula="of:=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85];8)" office:value-type="string" office:string-value="000000C0" calcext:value-type="string">
            <text:p>000000C0</text:p>
          </table:table-cell>
          <table:table-cell table:formula="of:=[.G85]*[.$G$1]+[.H85]*[.$H$1]+[.I85]*[.$I$1]+[.J85]*[.$J$1]+[.K85]*[.$K$1]+[.L85]*[.$L$1]+[.M85]*[.$M$1]+[.N85]*[.$N$1]+[.O85]*[.$O$1]+[.P85]*[.$P$1]+[.Q85]*[.$Q$1]+[.R85]*[.$R$1]+[.S85]*[.$S$1]+[.T85]*[.$T$1]+[.U85]*[.$U$1]+[.V85]*[.$V$1]+[.W85]*[.$W$1]+[.X85]*[.$X$1]+[.Y85]*[.$Y$1]+[.Z85]*[.$Z$1]+[.AA85]*[.$AA$1]+[.AB85]*[.$AB$1]+[.AC85]*[.$AC$1]+[.AD85]*[.$AD$1]+[.AE85]*[.$AE$1]+[.AF85]*[.$AF$1]+[.AG85]*[.$AG$1]+[.AH85]*[.$AH$1]+[.AI85]*[.$AI$1]+[.AJ85]*[.$AJ$1]+[.AK85]*[.$AK$1]+[.AL85]*[.$AL$1]" office:value-type="float" office:value="192" calcext:value-type="float">
            <text:p>192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6];8)" office:value-type="string" office:string-value="80000000" calcext:value-type="string">
            <text:p>80000000</text:p>
          </table:table-cell>
          <table:table-cell table:formula="of:=[.G86]*[.$G$1]+[.H86]*[.$H$1]+[.I86]*[.$I$1]+[.J86]*[.$J$1]+[.K86]*[.$K$1]+[.L86]*[.$L$1]+[.M86]*[.$M$1]+[.N86]*[.$N$1]+[.O86]*[.$O$1]+[.P86]*[.$P$1]+[.Q86]*[.$Q$1]+[.R86]*[.$R$1]+[.S86]*[.$S$1]+[.T86]*[.$T$1]+[.U86]*[.$U$1]+[.V86]*[.$V$1]+[.W86]*[.$W$1]+[.X86]*[.$X$1]+[.Y86]*[.$Y$1]+[.Z86]*[.$Z$1]+[.AA86]*[.$AA$1]+[.AB86]*[.$AB$1]+[.AC86]*[.$AC$1]+[.AD86]*[.$AD$1]+[.AE86]*[.$AE$1]+[.AF86]*[.$AF$1]+[.AG86]*[.$AG$1]+[.AH86]*[.$AH$1]+[.AI86]*[.$AI$1]+[.AJ86]*[.$AJ$1]+[.AK86]*[.$AK$1]+[.AL8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87];8)" office:value-type="string" office:string-value="00000000" calcext:value-type="string">
            <text:p>00000000</text:p>
          </table:table-cell>
          <table:table-cell table:formula="of:=[.G87]*[.$G$1]+[.H87]*[.$H$1]+[.I87]*[.$I$1]+[.J87]*[.$J$1]+[.K87]*[.$K$1]+[.L87]*[.$L$1]+[.M87]*[.$M$1]+[.N87]*[.$N$1]+[.O87]*[.$O$1]+[.P87]*[.$P$1]+[.Q87]*[.$Q$1]+[.R87]*[.$R$1]+[.S87]*[.$S$1]+[.T87]*[.$T$1]+[.U87]*[.$U$1]+[.V87]*[.$V$1]+[.W87]*[.$W$1]+[.X87]*[.$X$1]+[.Y87]*[.$Y$1]+[.Z87]*[.$Z$1]+[.AA87]*[.$AA$1]+[.AB87]*[.$AB$1]+[.AC87]*[.$AC$1]+[.AD87]*[.$AD$1]+[.AE87]*[.$AE$1]+[.AF87]*[.$AF$1]+[.AG87]*[.$AG$1]+[.AH87]*[.$AH$1]+[.AI87]*[.$AI$1]+[.AJ87]*[.$AJ$1]+[.AK87]*[.$AK$1]+[.AL8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88];8)" office:value-type="string" office:string-value="00000000" calcext:value-type="string">
            <text:p>00000000</text:p>
          </table:table-cell>
          <table:table-cell table:formula="of:=[.G88]*[.$G$1]+[.H88]*[.$H$1]+[.I88]*[.$I$1]+[.J88]*[.$J$1]+[.K88]*[.$K$1]+[.L88]*[.$L$1]+[.M88]*[.$M$1]+[.N88]*[.$N$1]+[.O88]*[.$O$1]+[.P88]*[.$P$1]+[.Q88]*[.$Q$1]+[.R88]*[.$R$1]+[.S88]*[.$S$1]+[.T88]*[.$T$1]+[.U88]*[.$U$1]+[.V88]*[.$V$1]+[.W88]*[.$W$1]+[.X88]*[.$X$1]+[.Y88]*[.$Y$1]+[.Z88]*[.$Z$1]+[.AA88]*[.$AA$1]+[.AB88]*[.$AB$1]+[.AC88]*[.$AC$1]+[.AD88]*[.$AD$1]+[.AE88]*[.$AE$1]+[.AF88]*[.$AF$1]+[.AG88]*[.$AG$1]+[.AH88]*[.$AH$1]+[.AI88]*[.$AI$1]+[.AJ88]*[.$AJ$1]+[.AK88]*[.$AK$1]+[.AL88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7:54:33.114173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4-19T18:23:23.870869271</dc:date>
    <meta:editing-duration>PT16H35M38S</meta:editing-duration>
    <meta:editing-cycles>105</meta:editing-cycles>
    <meta:generator>LibreOffice/4.3.3.2$Linux_X86_64 LibreOffice_project/430m0$Build-2</meta:generator>
    <meta:document-statistic meta:table-count="1" meta:cell-count="553" meta:object-count="0"/>
  </office:meta>
</office:document-meta>
</file>